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 text:start-value="400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s" fo:country="CO"/>
    </style:style>
    <style:style style:name="P2" style:parent-style-name="Standard" style:family="paragraph">
      <style:text-properties fo:language="es" fo:country="CO"/>
    </style:style>
    <style:style style:name="P3" style:parent-style-name="Standard" style:family="paragraph">
      <style:text-properties fo:language="es" fo:country="CO"/>
    </style:style>
    <style:style style:name="P4" style:parent-style-name="Standard" style:family="paragraph">
      <style:paragraph-properties fo:text-indent="0.2916in"/>
      <style:text-properties fo:language="es" fo:country="CO"/>
    </style:style>
    <style:style style:name="P5" style:parent-style-name="Standard" style:list-style-name="LFO1" style:family="paragraph"/>
    <style:style style:name="T6" style:parent-style-name="Fuentedepárrafopredeter." style:family="text">
      <style:text-properties fo:language="es" fo:country="CO"/>
    </style:style>
    <style:style style:name="P7" style:parent-style-name="Standard" style:family="paragraph">
      <style:paragraph-properties fo:margin-left="0.9847in">
        <style:tab-stops/>
      </style:paragraph-properties>
      <style:text-properties fo:language="es" fo:country="CO"/>
    </style:style>
    <style:style style:name="P8" style:parent-style-name="Standard" style:family="paragraph">
      <style:text-properties fo:language="es" fo:country="CO"/>
    </style:style>
    <style:style style:name="P9" style:parent-style-name="Standard" style:family="paragraph">
      <style:text-properties fo:language="es" fo:country="CO"/>
    </style:style>
    <style:style style:name="P10" style:parent-style-name="Standard" style:family="paragraph">
      <style:paragraph-properties fo:margin-left="0.4923in">
        <style:tab-stops/>
      </style:paragraph-properties>
      <style:text-properties fo:language="es" fo:country="CO"/>
    </style:style>
    <style:style style:name="P11" style:parent-style-name="Textbody" style:family="paragraph">
      <style:paragraph-properties fo:margin-bottom="0in" fo:margin-left="0.4923in">
        <style:tab-stops/>
      </style:paragraph-properties>
    </style:style>
    <style:style style:name="T12" style:parent-style-name="Fuentedepárrafopredeter." style:family="text">
      <style:text-properties fo:language="es" fo:country="CO"/>
    </style:style>
    <style:style style:name="T13" style:parent-style-name="Fuentedepárrafopredeter." style:family="text">
      <style:text-properties fo:language="es" fo:country="CO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P17" style:parent-style-name="Textbody" style:family="paragraph">
      <style:paragraph-properties fo:margin-bottom="0in" fo:margin-left="0.4923in">
        <style:tab-stops/>
      </style:paragraph-properties>
    </style:style>
    <style:style style:name="T18" style:parent-style-name="Fuentedepárrafopredeter." style:family="text">
      <style:text-properties fo:language="es" fo:country="CO"/>
    </style:style>
    <style:style style:name="T19" style:parent-style-name="Fuentedepárrafopredeter." style:family="text">
      <style:text-properties fo:language="es" fo:country="CO"/>
    </style:style>
    <style:style style:name="T20" style:parent-style-name="Fuentedepárrafopredeter." style:family="text">
      <style:text-properties fo:language="es" fo:country="CO"/>
    </style:style>
    <style:style style:name="T21" style:parent-style-name="Fuentedepárrafopredeter." style:family="text">
      <style:text-properties fo:language="es" fo:country="CO"/>
    </style:style>
    <style:style style:name="T22" style:parent-style-name="Fuentedepárrafopredeter." style:family="text">
      <style:text-properties fo:language="es" fo:country="ES"/>
    </style:style>
    <style:style style:name="P23" style:parent-style-name="Textbody" style:family="paragraph">
      <style:paragraph-properties fo:margin-bottom="0in" fo:margin-left="0.4909in">
        <style:tab-stops/>
      </style:paragraph-properties>
    </style:style>
    <style:style style:name="T24" style:parent-style-name="Fuentedepárrafopredeter." style:family="text">
      <style:text-properties fo:language="es" fo:country="CO"/>
    </style:style>
    <style:style style:name="T25" style:parent-style-name="Fuentedepárrafopredeter." style:family="text">
      <style:text-properties fo:language="es" fo:country="CO"/>
    </style:style>
    <style:style style:name="T26" style:parent-style-name="Fuentedepárrafopredeter." style:family="text">
      <style:text-properties fo:language="es" fo:country="CO"/>
    </style:style>
    <style:style style:name="T27" style:parent-style-name="Fuentedepárrafopredeter." style:family="text">
      <style:text-properties fo:language="es" fo:country="CO"/>
    </style:style>
    <style:style style:name="T28" style:parent-style-name="Fuentedepárrafopredeter." style:family="text">
      <style:text-properties fo:language="es" fo:country="ES"/>
    </style:style>
    <style:style style:name="P29" style:parent-style-name="Textbody" style:family="paragraph">
      <style:paragraph-properties fo:margin-left="0.2944in" fo:text-indent="0.1965in">
        <style:tab-stops/>
      </style:paragraph-properties>
    </style:style>
    <style:style style:name="T30" style:parent-style-name="Fuentedepárrafopredeter." style:family="text">
      <style:text-properties fo:language="es" fo:country="CO"/>
    </style:style>
    <style:style style:name="T31" style:parent-style-name="Fuentedepárrafopredeter." style:family="text">
      <style:text-properties fo:language="es" fo:country="CO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Fuentedepárrafopredeter." style:family="text">
      <style:text-properties style:text-underline-type="single" style:text-underline-style="solid" style:text-underline-width="auto" style:text-underline-mode="continuous" fo:language="es" fo:country="ES"/>
    </style:style>
    <style:style style:name="P38" style:parent-style-name="Textbody" style:family="paragraph">
      <style:text-properties fo:language="es" fo:country="CO"/>
    </style:style>
    <style:style style:name="P39" style:parent-style-name="Textbody" style:family="paragraph">
      <style:text-properties fo:language="es" fo:country="CO"/>
    </style:style>
    <style:style style:name="T40" style:parent-style-name="Fuentedepárrafopredeter." style:family="text">
      <style:text-properties fo:language="es" fo:country="CO"/>
    </style:style>
    <style:style style:name="T41" style:parent-style-name="Fuentedepárrafopredeter." style:family="text">
      <style:text-properties fo:language="es" fo:country="CO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P45" style:parent-style-name="Textbody" style:family="paragraph">
      <style:text-properties fo:language="es" fo:country="CO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P51" style:parent-style-name="Textbody" style:family="paragraph">
      <style:text-properties fo:language="es" fo:country="CO"/>
    </style:style>
    <style:style style:name="P52" style:parent-style-name="Standard" style:family="paragraph">
      <style:text-properties fo:language="es" fo:country="CO"/>
    </style:style>
    <style:style style:name="P53" style:parent-style-name="Standard" style:family="paragraph">
      <style:text-properties fo:language="es" fo:country="CO"/>
    </style:style>
    <style:style style:name="P54" style:parent-style-name="Standard" style:family="paragraph">
      <style:text-properties fo:language="es" fo:country="CO"/>
    </style:style>
    <style:style style:name="P55" style:parent-style-name="Standard" style:family="paragraph">
      <style:text-properties fo:language="es" fo:country="CO"/>
    </style:style>
    <style:style style:name="P56" style:parent-style-name="Textbody" style:family="paragraph">
      <style:text-properties fo:language="es" fo:country="ES"/>
    </style:style>
    <style:style style:name="P57" style:parent-style-name="Textbody" style:family="paragraph">
      <style:text-properties fo:language="es" fo:country="ES"/>
    </style:style>
    <style:style style:name="P58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59" style:parent-style-name="Normal" style:list-style-name="LFO2" style:family="paragraph">
      <style:paragraph-properties style:vertical-align="auto" fo:margin-bottom="0.1041in" style:line-height-at-least="0.2083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0" style:parent-style-name="Normal" style:list-style-name="LFO2" style:family="paragraph">
      <style:paragraph-properties style:vertical-align="auto" fo:margin-bottom="0.1041in" style:line-height-at-least="0.2083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1" style:parent-style-name="Normal" style:family="paragraph">
      <style:paragraph-properties style:vertical-align="auto" fo:margin-bottom="0.1041in" style:line-height-at-least="0.2083in" fo:margin-left="0.4166in" fo:background-color="#FFFFFF">
        <style:tab-stops/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2" style:parent-style-name="Normal" style:family="paragraph">
      <style:paragraph-properties style:vertical-align="auto" fo:margin-bottom="0.1041in" style:line-height-at-least="0.2083in" fo:margin-left="0.4166in" fo:background-color="#FFFFFF">
        <style:tab-stops/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3" style:parent-style-name="Normal" style:list-style-name="LFO2" style:family="paragraph">
      <style:paragraph-properties style:vertical-align="auto" fo:margin-top="0.0694in" fo:margin-bottom="0.0694in" style:line-height-at-least="0.2083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4" style:parent-style-name="Normal" style:list-style-name="LFO2" style:family="paragraph">
      <style:paragraph-properties style:vertical-align="auto" fo:margin-top="0.0694in" fo:margin-bottom="0.0694in" style:line-height-at-least="0.2083in" fo:margin-left="0.677in" fo:background-color="#FFFFFF">
        <style:tab-stops>
          <style:tab-stop style:type="left" style:position="0.3229in"/>
        </style:tab-stops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5" style:parent-style-name="Normal" style:family="paragraph">
      <style:paragraph-properties style:vertical-align="auto" fo:margin-top="0.0694in" fo:margin-bottom="0.0694in" style:line-height-at-least="0.2083in" fo:margin-left="0.677in" fo:background-color="#FFFFFF">
        <style:tab-stops/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6" style:parent-style-name="Normal" style:list-style-name="LFO2" style:family="paragraph">
      <style:paragraph-properties style:vertical-align="auto" fo:margin-top="0.0694in" fo:margin-bottom="0.0694in" style:line-height-at-least="0.2083in" fo:margin-left="0.677in" fo:background-color="#FFFFFF">
        <style:tab-stops>
          <style:tab-stop style:type="left" style:position="0.3229in"/>
        </style:tab-stops>
      </style:paragraph-properties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P67" style:parent-style-name="Normal" style:family="paragraph">
      <style:paragraph-properties style:vertical-align="auto" fo:margin-top="0.0694in" fo:margin-bottom="0.0694in" style:line-height-at-least="0.2083in" fo:margin-left="0.677in" fo:background-color="#FFFFFF">
        <style:tab-stops/>
      </style:paragraph-properties>
      <style:text-properties fo:hyphenate="true"/>
    </style:style>
    <style:style style:name="T68" style:parent-style-name="Fuentedepárrafopredeter." style:family="text">
      <style:text-properties style:font-name="Arial" style:font-name-asian="Times New Roman" style:font-name-complex="Arial" fo:color="#444444" style:letter-kerning="false" fo:font-size="10pt" style:font-size-asian="10pt" style:font-size-complex="10pt" fo:language="es" fo:country="CO" style:language-asian="es" style:country-asian="CO" style:language-complex="ar" style:country-complex="SA"/>
    </style:style>
  </office:automatic-styles>
  <office:body>
    <office:text text:use-soft-page-breaks="true">
      <text:p text:style-name="P1">PARTE I</text:p>
      <text:p text:style-name="P2"/>
      <text:p text:style-name="P3"><text:s/>Punto 3:</text:p>
      <text:p text:style-name="P4">¿Que codigo de error sale?<text:line-break/></text:p>
      <text:list text:style-name="LFO1" text:continue-numbering="true">
        <text:list-item>
          <text:p text:style-name="P5"><text:span text:style-name="T6"><text:s/></text:span>bad Request</text:p>
        </text:list-item>
      </text:list>
      <text:p text:style-name="P7">El servidor no puede o no procesará la solicitud debido a un aparente error del cliente (por ejemplo, sintaxis de solicitud con formato incorrecto, tamaño demasiado grande,<text:s/>enmarcado de mensaje de solicitud no válido o enrutamiento de solicitud engañoso).<text:line-break/></text:p>
      <text:p text:style-name="P8">¿Qué otros códigos de error existen?, ¿En qué caso se manejarán?</text:p>
      <text:p text:style-name="P9"/>
      <text:p text:style-name="P10">1xx (Informational):<text:s/><text:line-break/><text:s/><text:tab/>Se recibió la solucitud y que el proceso continuo <text:s/></text:p>
      <text:p text:style-name="P11"><text:span text:style-name="T12">2xx (Successful):<text:s/></text:span><text:span text:style-name="T13"><text:line-break/></text:span><text:bookmark-start text:name="tw-target-text"/><text:bookmark-end text:name="tw-target-text"/><text:span text:style-name="T14"><text:s/></text:span><text:span text:style-name="T15"><text:tab/>la solici</text:span><text:span text:style-name="T16">tud se recibió, entendió y aceptó con éxito.</text:span></text:p>
      <text:p text:style-name="P17"><text:span text:style-name="T18">3xx (Redirection):</text:span><text:span text:style-name="T19"><text:line-break/></text:span><text:bookmark-start text:name="tw-target-text1"/><text:bookmark-end text:name="tw-target-text1"/><text:span text:style-name="T20"><text:s/></text:span><text:span text:style-name="T21"><text:tab/></text:span><text:span text:style-name="T22">se deben tomar medidas adicionales para completar la solicitud</text:span></text:p>
      <text:p text:style-name="P23"><text:span text:style-name="T24">4xx (Client Error):<text:s/></text:span><text:span text:style-name="T25"><text:line-break/></text:span><text:bookmark-start text:name="tw-target-text2"/><text:bookmark-end text:name="tw-target-text2"/><text:span text:style-name="T26"><text:s/></text:span><text:span text:style-name="T27"><text:tab/></text:span><text:span text:style-name="T28">la solicitud contiene una sintaxis incorrecta o no se puede cumplir</text:span></text:p>
      <text:p text:style-name="P29"><text:span text:style-name="T30">5xx (Server Error):<text:s/></text:span><text:span text:style-name="T31"><text:line-break/></text:span><text:bookmark-start text:name="tw-target-text3"/><text:bookmark-end text:name="tw-target-text3"/><text:span text:style-name="T32"><text:s/></text:span><text:span text:style-name="T33"><text:tab/><text:s/></text:span><text:span text:style-name="T34"><text:tab/>el servidor</text:span><text:span text:style-name="T35"><text:s/>no pudo cumplir una solicitud aparentemente válida</text:span></text:p>
      <text:p text:style-name="Textbody"><text:span text:style-name="T36">Parte<text:s/></text:span><text:span text:style-name="T37">tres</text:span></text:p>
      <text:p text:style-name="P38"><text:s/>Punto 20</text:p>
      <text:p text:style-name="P39">¿diferencia entre <text:s/>get y post?</text:p>
      <text:p text:style-name="Textbody"><text:span text:style-name="T40"><text:tab/></text:span><text:bookmark-start text:name="tw-target-text4"/><text:bookmark-end text:name="tw-target-text4"/><text:span text:style-name="T41"><text:s/></text:span><text:span text:style-name="T42">GET solicita una representación del recurso especificado. Las solicitudes que usan GET solo deberían recuperar datos y no deberían tener otro<text:s/></text:span><text:span text:style-name="T43">efecto. (Esto también es cierto para algunos otros métodos HTTP). [1] El W3C ha publicado principios de orientación sobre esta distinción, diciendo: "El diseño de la aplicación web debe estar informado por los principios anteriores, pero también por las li</text:span><text:span text:style-name="T44">mitaciones relevantes". [22] Vea los métodos seguros a continuación.</text:span></text:p>
      <text:p text:style-name="P45"/>
      <text:p text:style-name="Textbody"><text:bookmark-start text:name="tw-target-text5"/><text:bookmark-end text:name="tw-target-text5"/><text:span text:style-name="T46"><text:s/></text:span><text:span text:style-name="T47"><text:tab/>POST<text:s/></text:span><text:span text:style-name="T48"><text:tab/>El método POST solicita que el servidor acepte la entidad incluida en la solicitud como un nuevo subordinado del recurso web identificado por el URI. Los datos publicados pueden<text:s/></text:span><text:span text:style-name="T49">ser, por ejemplo, una anotación para los recursos existentes; un mensaje para un tablón de anuncios, grupo de noticias, lista de correo o hilo de comentarios; un bloque de datos que es el resultado de enviar un formulario web a un proceso de manejo de dato</text:span><text:span text:style-name="T50">s; o un elemento para agregar a una base de datos.</text:span></text:p>
      <text:p text:style-name="P51"/>
      <text:p text:style-name="P52"/>
      <text:p text:style-name="P53"/>
      <text:p text:style-name="P54"/>
      <text:p text:style-name="P55"/>
      <text:soft-page-break/>
      <text:p text:style-name="P56">PARTE IV</text:p>
      <text:p text:style-name="P57">PUNTO 10:</text:p>
      <text:p text:style-name="P58">Si todo funcionó correctamente, realice las siguientes pruebas:</text:p>
      <text:list text:style-name="LFO2" text:continue-numbering="true">
        <text:list-item>
          <text:p text:style-name="P59">Abra la aplicación en un explorador. Realice algunas pruebas con el juego e intente adivinar el número.</text:p>
        </text:list-item>
        <text:list-item>
          <text:p text:style-name="P60">Abra la aplicación en dos computadores diferentes. Si no dispone de uno, hágalo en dos navegadores diferentes (por ejemplo Chrome y Firefox; incluso se puede en un único navegador usando una ventana normal y una ventana de incógnito / privada). Haga cinco intentos en uno, y luego un intento en el otro. ¿Qué valor tiene cada uno?</text:p>
        </text:list-item>
      </text:list>
      <text:p text:style-name="P61">R//: Tienen 6 intentos cada uno</text:p>
      <text:p text:style-name="P62"/>
      <text:list text:style-name="LFO2" text:continue-numbering="true">
        <text:list-item>
          <text:p text:style-name="P63">Aborte el proceso de Tomcat-runner haciendo Ctrl+C en la consola, y modifique el código del backing-bean de manera que use la anotación @SessionScoped en lugar de @ApplicationScoped. Reinicie la aplicación y repita el ejercicio anterior.</text:p>
          <text:list text:continue-numbering="true">
            <text:list-item>
              <text:p text:style-name="P64">¿Coinciden los valores del premio?.</text:p>
            </text:list-item>
          </text:list>
        </text:list-item>
      </text:list>
      <text:p text:style-name="P65">R//: No, ahora ambas sesiones tienen componentes diferentes.</text:p>
      <text:list text:style-name="LFO2" text:continue-numbering="true">
        <text:list-item>
          <text:list>
            <text:list-item>
              <text:p text:style-name="P66">Dado la anterior, ¿Cuál es la diferencia entre los backing-beans de sesión y los de aplicación?</text:p>
            </text:list-item>
          </text:list>
        </text:list-item>
      </text:list>
      <text:p text:style-name="P67"><text:span text:style-name="T68">R//: La diferencia es que el backing-bean de aplicación se utiliza cuando queramos compartir datos entre usuarios, mientras que con el scope queremos que sean independient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 text:start-value="400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125in" text:list-level-position-and-space-mode="label-alignment">
          <style:list-level-label-alignment text:label-followed-by="listtab" fo:margin-left="1.7916in" fo:text-indent="-0.125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66in" text:min-label-width="0.125in" text:list-level-position-and-space-mode="label-alignment">
          <style:list-level-label-alignment text:label-followed-by="listtab" fo:margin-left="3.2916in" fo:text-indent="-0.125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66in" text:min-label-width="0.125in" text:list-level-position-and-space-mode="label-alignment">
          <style:list-level-label-alignment text:label-followed-by="listtab" fo:margin-left="4.7916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</meta:initial-creator>
    <dc:creator>SEBASTIAN PÁEZ</dc:creator>
    <meta:creation-date>2019-09-21T02:17:00Z</meta:creation-date>
    <dc:date>2019-09-21T05:08:00Z</dc:date>
    <meta:template xlink:href="Normal" xlink:type="simple"/>
    <meta:editing-cycles>5</meta:editing-cycles>
    <meta:editing-duration>PT60S</meta:editing-duration>
    <meta:document-statistic meta:page-count="2" meta:paragraph-count="5" meta:word-count="457" meta:character-count="2969" meta:row-count="20" meta:non-whitespace-character-count="2517"/>
  </office:meta>
</office:document-meta>
</file>